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212d7c" officeooo:paragraph-rsid="0020edab"/>
    </style:style>
    <style:style style:name="P2" style:family="paragraph" style:parent-style-name="Text_20_body">
      <style:text-properties officeooo:rsid="00212d7c" officeooo:paragraph-rsid="0020edab"/>
    </style:style>
    <style:style style:name="P3" style:family="paragraph" style:parent-style-name="Text_20_body">
      <style:text-properties officeooo:rsid="00212d7c" officeooo:paragraph-rsid="0020edab"/>
    </style:style>
    <style:style style:name="P4" style:family="paragraph" style:parent-style-name="Text_20_body" style:list-style-name="L1">
      <style:text-properties officeooo:rsid="006a7eb6" officeooo:paragraph-rsid="002e427b"/>
    </style:style>
    <style:style style:name="P5" style:family="paragraph" style:parent-style-name="Text_20_body" style:list-style-name="L1">
      <style:text-properties officeooo:rsid="00646977" officeooo:paragraph-rsid="002e427b"/>
    </style:style>
    <style:style style:name="P6" style:family="paragraph" style:parent-style-name="Text_20_body" style:list-style-name="L1">
      <style:text-properties officeooo:rsid="006c7a6e" officeooo:paragraph-rsid="002e427b"/>
    </style:style>
    <style:style style:name="P7" style:family="paragraph" style:parent-style-name="Text_20_body" style:list-style-name="L1">
      <style:text-properties officeooo:rsid="0068df33" officeooo:paragraph-rsid="002e427b"/>
    </style:style>
    <style:style style:name="P8" style:family="paragraph" style:parent-style-name="Text_20_body" style:list-style-name="L1">
      <style:text-properties officeooo:rsid="00657a84" officeooo:paragraph-rsid="002e427b"/>
    </style:style>
    <style:style style:name="P9" style:family="paragraph" style:parent-style-name="Text_20_body" style:list-style-name="L1">
      <style:text-properties officeooo:rsid="00672bc4" officeooo:paragraph-rsid="002e427b"/>
    </style:style>
    <style:style style:name="T1" style:family="text">
      <style:text-properties officeooo:rsid="0027d8df"/>
    </style:style>
    <style:style style:name="T2" style:family="text">
      <style:text-properties officeooo:rsid="0029de89"/>
    </style:style>
    <style:style style:name="T3" style:family="text">
      <style:text-properties officeooo:rsid="002ce7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9</text:span></text:p>
      <text:p text:style-name="P1"><text:bookmark text:name="docs-internal-guid-f8276666-164d-9c44-c10c-0d4f12381a48"/>Round <text:span text:style-name="T3">3</text:span>: <text:span text:style-name="T3">Anagrams</text:span></text:p>
      <text:p text:style-name="P2"/>
      <text:list xml:id="list1432759185712704118" text:style-name="L1">
        <text:list-item>
          <text:p text:style-name="P5">SACRA NONCE</text:p>
        </text:list-item>
        <text:list-item>
          <text:p text:style-name="P5">GLOSSY FADS IF EXTERMINATED</text:p>
        </text:list-item>
        <text:list-item>
          <text:p text:style-name="P5">FIGHT HORNIER</text:p>
        </text:list-item>
        <text:list-item>
          <text:p text:style-name="P6">A SYNDICATING HARM AT US:</text:p>
        </text:list-item>
        <text:list-item>
          <text:p text:style-name="P5">HAVE MONGOL</text:p>
        </text:list-item>
        <text:list-item>
          <text:p text:style-name="P7">FATHOMING A DEACON</text:p>
        </text:list-item>
        <text:list-item>
          <text:p text:style-name="P5">NO LAVA</text:p>
        </text:list-item>
        <text:list-item>
          <text:p text:style-name="P8">IRE LET SLIPSTREAM</text:p>
        </text:list-item>
        <text:list-item>
          <text:p text:style-name="P9">BE BOUT US</text:p>
        </text:list-item>
        <text:list-item>
          <text:p text:style-name="P9">TIN PLAIDS SIR</text:p>
        </text:list-item>
        <text:list-item>
          <text:p text:style-name="P4">CYCLING A PEE DAM</text:p>
        </text:list-item>
        <text:list-item>
          <text:p text:style-name="P4">AHA EXCRETORY FLAG</text:p>
        </text:list-item>
        <text:list-item>
          <text:p text:style-name="P4">CARTILAGE AT TACT LAB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9-12-16T20:09:39.333912945</dc:date>
    <dc:creator>Paul Agapow</dc:creator>
    <meta:editing-duration>PT2H16M29S</meta:editing-duration>
    <meta:editing-cycles>25</meta:editing-cycles>
    <meta:generator>LibreOffice/5.2.0.4$MacOSX_X86_64 LibreOffice_project/066b007f5ebcc236395c7d282ba488bca6720265</meta:generator>
    <meta:printed-by>Paul Agapow</meta:printed-by>
    <meta:print-date>2016-12-19T08:27:43.422214677</meta:print-date>
    <meta:document-statistic meta:table-count="0" meta:image-count="0" meta:object-count="0" meta:page-count="1" meta:paragraph-count="15" meta:word-count="61" meta:character-count="286" meta:non-whitespace-character-count="253"/>
  </office:meta>
</office:document-meta>
</file>